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4000001022EEFD94FCC024C54.png" manifest:media-type="image/png"/>
  <manifest:file-entry manifest:full-path="Pictures/100002010000004D000000565061494B04C24B2D.png" manifest:media-type="image/png"/>
  <manifest:file-entry manifest:full-path="Pictures/10000000000000DC0000009C1795AA3F8C6FB575.png" manifest:media-type="image/png"/>
  <manifest:file-entry manifest:full-path="Pictures/1000000000000475000001185E81B35E3547C90A.png" manifest:media-type="image/png"/>
  <manifest:file-entry manifest:full-path="Pictures/10000201000004B0000003CA456D164AB999B05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P3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4" style:family="paragraph" style:parent-style-name="Contido_20_de_20_táboa">
      <style:text-properties fo:font-size="7pt" style:font-size-asian="7pt" style:font-size-complex="7pt"/>
    </style:style>
    <style:style style:name="P5" style:family="paragraph" style:parent-style-name="Contido_20_de_20_táboa">
      <style:paragraph-properties fo:text-align="start" style:justify-single-word="false"/>
    </style:style>
    <style:style style:name="P6" style:family="paragraph" style:parent-style-name="Contido_20_de_20_táboa">
      <style:text-properties fo:font-size="6pt" style:font-size-asian="6pt"/>
    </style:style>
    <style:style style:name="P7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 style:master-page-name="Standard">
      <style:paragraph-properties fo:margin-top="0cm" fo:margin-bottom="0.212cm" loext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0" style:family="paragraph" style:parent-style-name="Standard" style:list-style-name="L1">
      <style:paragraph-properties fo:margin-top="0cm" fo:margin-bottom="0.212cm" loext:contextual-spacing="false"/>
      <style:text-properties officeooo:paragraph-rsid="00272dcc"/>
    </style:style>
    <style:style style:name="P11" style:family="paragraph" style:parent-style-name="Standard" style:list-style-name="L1">
      <style:paragraph-properties fo:margin-top="0cm" fo:margin-bottom="0.212cm" loext:contextual-spacing="false"/>
      <style:text-properties officeooo:paragraph-rsid="00277190"/>
    </style:style>
    <style:style style:name="P12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272dcc" officeooo:paragraph-rsid="00272dcc" style:language-asian="gl" style:country-asian="ES" style:font-size-complex="12pt"/>
    </style:style>
    <style:style style:name="P13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277190" officeooo:paragraph-rsid="00277190" style:language-asian="gl" style:country-asian="ES" style:font-size-complex="12pt"/>
    </style:style>
    <style:style style:name="P14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27ebad" officeooo:paragraph-rsid="0027ebad" style:language-asian="gl" style:country-asian="ES" style:font-size-complex="12pt"/>
    </style:style>
    <style:style style:name="P15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29cfec" officeooo:paragraph-rsid="0029cfec" style:language-asian="gl" style:country-asian="ES" style:font-size-complex="12pt"/>
    </style:style>
    <style:style style:name="P16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2b6553" officeooo:paragraph-rsid="002b6553" style:language-asian="gl" style:country-asian="ES" style:font-size-complex="12pt"/>
    </style:style>
    <style:style style:name="P17" style:family="paragraph" style:parent-style-name="Standard" style:list-style-name="L1">
      <style:paragraph-properties fo:margin-top="0cm" fo:margin-bottom="0.212cm" loext:contextual-spacing="false"/>
      <style:text-properties style:font-name="Arial" style:rfc-language-tag="es-ES-u-co-trad" fo:language="es" fo:country="ES" officeooo:rsid="002c7ac4" officeooo:paragraph-rsid="002c7ac4" style:language-asian="gl" style:country-asian="ES" style:font-size-complex="12pt"/>
    </style:style>
    <style:style style:name="P18" style:family="paragraph" style:parent-style-name="Standard" style:list-style-name="L1">
      <style:paragraph-properties fo:margin-top="0cm" fo:margin-bottom="0.212cm" loext:contextual-spacing="false"/>
      <style:text-properties officeooo:rsid="00272dcc" officeooo:paragraph-rsid="00272dcc"/>
    </style:style>
    <style:style style:name="P19" style:family="paragraph" style:parent-style-name="Standard" style:list-style-name="L1">
      <style:paragraph-properties fo:margin-top="0cm" fo:margin-bottom="0.212cm" loext:contextual-spacing="false"/>
      <style:text-properties officeooo:rsid="002b6553" officeooo:paragraph-rsid="002b6553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font-size="6pt" fo:font-style="italic" style:font-size-asian="6pt" style:font-style-asian="italic" style:font-size-complex="6pt"/>
    </style:style>
    <style:style style:name="T3" style:family="text">
      <style:text-properties style:font-name="Arial" style:rfc-language-tag="es-ES-u-co-trad" fo:language="es" fo:country="ES" style:language-asian="gl" style:country-asian="ES" style:font-size-complex="12pt"/>
    </style:style>
    <style:style style:name="T4" style:family="text">
      <style:text-properties style:font-name="Arial" style:rfc-language-tag="es-ES-u-co-trad" fo:language="es" fo:country="ES" officeooo:rsid="001bfe34" style:language-asian="gl" style:country-asian="ES" style:font-size-complex="12pt"/>
    </style:style>
    <style:style style:name="T5" style:family="text">
      <style:text-properties style:font-name="Arial" style:rfc-language-tag="es-ES-u-co-trad" fo:language="es" fo:country="ES" officeooo:rsid="00272dcc" style:language-asian="gl" style:country-asian="ES" style:font-size-complex="12pt"/>
    </style:style>
    <style:style style:name="T6" style:family="text">
      <style:text-properties style:font-name="Arial" style:rfc-language-tag="es-ES-u-co-trad" fo:language="es" fo:country="ES" officeooo:rsid="00277190" style:language-asian="gl" style:country-asian="ES" style:font-size-complex="12pt"/>
    </style:style>
    <style:style style:name="T7" style:family="text">
      <style:text-properties style:font-name="Arial" style:rfc-language-tag="es-ES-u-co-trad" fo:language="es" fo:country="ES" officeooo:rsid="002e2690" style:language-asian="gl" style:country-asian="ES" style:font-size-complex="12pt"/>
    </style:style>
    <style:style style:name="T8" style:family="text">
      <style:text-properties style:font-name="Arial" style:rfc-language-tag="es-ES-u-co-trad" fo:language="es" fo:country="ES" officeooo:rsid="002fe8d4" style:language-asian="gl" style:country-asian="ES" style:font-size-complex="12pt"/>
    </style:style>
    <style:style style:name="T9" style:family="text">
      <style:text-properties officeooo:rsid="001a7aa0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<text:span text:style-name="T9">usca en Internet información sobre estas cuestiones:</text:span></text:p>
      <text:list xml:id="list3272206846" text:style-name="L1">
        <text:list-item>
          <text:p text:style-name="P10"><text:span text:style-name="T4">¿</text:span><text:span text:style-name="T5">Cuántos lenguajes naturales se estima que hay a día de hoy en el mundo? ¿y en España?</text:span></text:p>
        </text:list-item>
        <text:list-item>
          <text:p text:style-name="P12">¿Cuántos lenguajes formales conoces? Enumera unos pocos.</text:p>
        </text:list-item>
        <text:list-item>
          <text:p text:style-name="P12">¿Cuándo nació el Procesamiento del Lenguaje Natural?</text:p>
        </text:list-item>
        <text:list-item>
          <text:p text:style-name="P18"><text:span text:style-name="T3">¿Quién estableció las bases de la estructura lógica del lenguaje </text:span><text:span text:style-name="T6">y cuándo</text:span><text:span text:style-name="T3">?</text:span></text:p>
        </text:list-item>
        <text:list-item>
          <text:p text:style-name="P13">¿A través de qué pueden las máquinas reconocer los diferentes patrones de las diversas estructuras lingüísticas?</text:p>
        </text:list-item>
        <text:list-item>
          <text:p text:style-name="P11"><text:span text:style-name="T6">El modelo probabilístico del PLN realiza un aprendizaje automático en la Inteligencia Artificial basándose en las reglas gramaticales establecidas. Razona t</text:span><text:span text:style-name="T7">u respuesta</text:span><text:span text:style-name="T6">.</text:span></text:p>
        </text:list-item>
        <text:list-item>
          <text:p text:style-name="P14">¿En qué consiste la lematización de un texto? Pon gráficos de ejemplo.</text:p>
        </text:list-item>
        <text:list-item>
          <text:p text:style-name="P15">¿Cuántos chatbots tienes en el móvil? ¿y en el ordenador?</text:p>
        </text:list-item>
        <text:list-item>
          <text:p text:style-name="P15">¿Tienes en tu casa algún chatbot como Alexa, Siri, Google Now o Cortana? ¿cuál? ¿qué tal con él?</text:p>
        </text:list-item>
        <text:list-item>
          <text:p text:style-name="P15">En un futuro el Procesamiento del Lenguaje Natural estará tan integrado con la Humanidad que la comunicación con las máquinas será inmediata y se realizará mediante implantes en el cerebro, con lo que no habrá que estudiar ningún lenguaje sino sólo lanzar órdenes con la mente. ¿Te parece un mundo agradable?</text:p>
        </text:list-item>
        <text:list-item>
          <text:p text:style-name="P16">¿Has empleado alguna aplicación de PLN para la realización de resúmenes? ¿qué tal?</text:p>
        </text:list-item>
        <text:list-item>
          <text:p text:style-name="P19"><text:span text:style-name="T3">¿Conoces la página </text:span><text:a xlink:type="simple" xlink:href="https://rebot.me/all" text:style-name="Internet_20_link" text:visited-style-name="Visited_20_Internet_20_Link">https://rebot.me/all</text:a><text:span text:style-name="T3">? </text:span><text:span text:style-name="T8">¿y alguna más sobre los chatbots? ¿y en español?</text:span></text:p>
        </text:list-item>
        <text:list-item>
          <text:p text:style-name="P17">Busca beneficios del PLN a nivel de una Organización NO Lucrativa.</text:p>
        </text:list-item>
        <text:list-item>
          <text:p text:style-name="P17">¿Cuándo superó una máquina el test de Turing? ¿qué máquina fue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ido_20_de_20_táboa" style:display-name="Contido de táboa" style:family="paragraph" style:parent-style-name="Standard" style:default-outline-level="">
      <style:paragraph-properties fo:orphans="0" fo:widows="0" fo:hyphenation-ladder-count="no-limit" text:number-lines="false" text:line-number="0"/>
      <style:text-properties style:font-name-asian="Arial Unicode MS" style:font-family-asian="'Arial Unicode MS'" style:font-family-generic-asian="system" style:font-pitch-asian="variable" style:font-name-complex="Tahoma1" style:font-family-complex="Tahoma" style:font-family-generic-complex="system" style:font-pitch-complex="variable" style:language-complex="gl" style:country-complex="ES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MP3" style:family="paragraph" style:parent-style-name="Contido_20_de_20_táboa">
      <style:paragraph-properties fo:text-align="start" style:justify-single-word="false"/>
    </style:style>
    <style:style style:name="M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5" style:family="paragraph" style:parent-style-name="Contido_20_de_20_táboa">
      <style:text-properties fo:font-size="6pt" style:font-size-asian="6pt"/>
    </style:style>
    <style:style style:name="MP6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7" style:family="paragraph" style:parent-style-name="Contido_20_de_20_táboa">
      <style:text-properties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T2" style:family="text">
      <style:text-properties fo:font-size="6pt" fo:font-style="italic" style:font-size-asian="6pt" style:font-style-asian="italic" style:font-size-complex="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1"><draw:frame draw:style-name="Mfr1" draw:name="Imagen 7" text:anchor-type="as-char" svg:width="1.122cm" svg:height="1.475cm" draw:z-index="1"><draw:image xlink:href="Pictures/10000000000000C4000001022EEFD94FCC024C54.png" xlink:type="simple" xlink:show="embed" xlink:actuate="onLoad" loext:mime-type="image/png"/><svg:desc>Marca Galicia - Xunta de Galicia</svg:desc></draw:frame></text:p>
            </table:table-cell>
            <table:table-cell table:style-name="Tabla1.B1" office:value-type="string">
              <text:p text:style-name="MP2"/>
              <text:p text:style-name="MP3"><draw:frame draw:style-name="Mfr2" draw:name="Imagen 9" text:anchor-type="as-char" svg:width="3.201cm" svg:height="0.457cm" draw:z-index="2"><draw:image xlink:href="Pictures/10000000000000DC0000009C1795AA3F8C6FB575.png" xlink:type="simple" xlink:show="embed" xlink:actuate="onLoad" loext:mime-type="image/png"/></draw:frame></text:p>
              <text:p text:style-name="MP4"/>
              <text:p text:style-name="MP4">CONSELLERÍA DE CULTURA, EDUCACIÓN E UNIVERSIDADE</text:p>
            </table:table-cell>
            <table:table-cell table:style-name="Tabla1.A1" office:value-type="string">
              <text:p text:style-name="MP5"><draw:frame draw:style-name="Mfr3" draw:name="Imagen 3" text:anchor-type="char" svg:x="-0.27cm" svg:y="0.228cm" svg:width="1.191cm" svg:height="1.335cm" draw:z-index="0"><draw:image xlink:href="Pictures/100002010000004D000000565061494B04C24B2D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6">IES de Teis</text:p>
              <text:p text:style-name="MP7">Avda. de Galicia, 101</text:p>
              <text:p text:style-name="MP7">36216 – Vigo</text:p>
              <text:p text:style-name="MP7">886 12 04 64</text:p>
              <text:p text:style-name="MP7">ies.teis@edu.xunta.es</text:p>
            </table:table-cell>
            <table:table-cell table:style-name="Tabla1.A1" office:value-type="string">
              <text:p text:style-name="Contido_20_de_20_táboa"><draw:frame draw:style-name="Mfr1" draw:name="Imagen 4" text:anchor-type="as-char" svg:width="3.731cm" svg:height="1.189cm" draw:z-index="3"><draw:image xlink:href="Pictures/1000000000000475000001185E81B35E3547C90A.png" xlink:type="simple" xlink:show="embed" xlink:actuate="onLoad" loext:mime-type="image/png"/></draw:frame></text:p>
            </table:table-cell>
            <table:table-cell table:style-name="Tabla1.A1" office:value-type="string">
              <text:p text:style-name="Contido_20_de_20_táboa"><text:span text:style-name="MT1"><text:s text:c="10"/></text:span><draw:frame draw:style-name="Mfr4" draw:name="Imagen 1" text:anchor-type="as-char" svg:y="-1.917cm" svg:width="1.87cm" svg:height="1.512cm" draw:z-index="4"><draw:image xlink:href="Pictures/10000201000004B0000003CA456D164AB999B054.png" xlink:type="simple" xlink:show="embed" xlink:actuate="onLoad" loext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8"><text:span text:style-name="MT2"><text:file-name text:display="name-and-extension">Tarea 3..odt</text:file-name></text:span><text:span text:style-name="MT2">, pág. </text:span><text:span text:style-name="MT2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irector</meta:initial-creator>
    <meta:editing-cycles>35</meta:editing-cycles>
    <meta:creation-date>2021-11-03T13:31:00</meta:creation-date>
    <dc:date>2021-11-23T17:06:00.748000000</dc:date>
    <meta:editing-duration>PT2H24M41S</meta:editing-duration>
    <meta:generator>LibreOffice/6.3.0.4$Windows_X86_64 LibreOffice_project/057fc023c990d676a43019934386b85b21a9ee99</meta:generator>
    <meta:document-statistic meta:table-count="1" meta:image-count="5" meta:object-count="0" meta:page-count="1" meta:paragraph-count="26" meta:word-count="265" meta:character-count="1601" meta:non-whitespace-character-count="1361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